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11963960777793244" text:style-name="L1">
        <text:list-item>
          <text:p text:style-name="P1">Change UIControl unit tests to handle BlobHighway selection and deselection events rather than PointerClick events.</text:p>
        </text:list-item>
        <text:list-item>
          <text:p text:style-name="P1">Activation and deactivation checks for BlobHighwaySummaryDisplay when UIControl receives certain events.</text:p>
        </text:list-item>
        <text:list-item>
          <text:p text:style-name="P1">Positioning and parenting for ResourceDepot creation.</text:p>
        </text:list-item>
        <text:list-item>
          <text:p text:style-name="P1">ResourceBlob position and pathing for Tubes, Highways, and BlobSites.</text:p>
        </text:list-item>
        <text:list-item>
          <text:p text:style-name="P1">Private data connections in BlobTubeFactory (maybe).</text:p>
        </text:list-item>
        <text:list-item>
          <text:p text:style-name="P1">Scaling issues for ResourceBlobs as they move between BlobSites and BlobHighway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3M44S</meta:editing-duration>
    <meta:editing-cycles>7</meta:editing-cycles>
    <meta:generator>OpenOffice/4.1.1$Win32 OpenOffice.org_project/411m6$Build-9775</meta:generator>
    <dc:date>2017-03-28T14:58:37.45</dc:date>
    <meta:document-statistic meta:table-count="0" meta:image-count="0" meta:object-count="0" meta:page-count="1" meta:paragraph-count="6" meta:word-count="64" meta:character-count="480"/>
    <meta:user-defined meta:name="Info 1"/>
    <meta:user-defined meta:name="Info 2"/>
    <meta:user-defined meta:name="Info 3"/>
    <meta:user-defined meta:name="Info 4"/>
  </office:meta>
</office:document-meta>
</file>